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5130" officeooo:paragraph-rsid="00025130"/>
    </style:style>
    <style:style style:name="P2" style:family="paragraph" style:parent-style-name="Standard">
      <style:text-properties officeooo:rsid="0003bd0b" officeooo:paragraph-rsid="0003bd0b"/>
    </style:style>
    <style:style style:name="P3" style:family="paragraph" style:parent-style-name="Standard">
      <style:text-properties officeooo:rsid="0005bc75" officeooo:paragraph-rsid="0005bc75"/>
    </style:style>
    <style:style style:name="P4" style:family="paragraph" style:parent-style-name="Standard">
      <style:text-properties officeooo:rsid="00061a36" officeooo:paragraph-rsid="00061a36"/>
    </style:style>
    <style:style style:name="P5" style:family="paragraph" style:parent-style-name="Heading_20_1">
      <style:text-properties officeooo:rsid="0003bd0b" officeooo:paragraph-rsid="0003bd0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ew does the following </text:p>
      <text:p text:style-name="P4"><text:tab/> <text:s text:c="2"/>1. Allocates enough memory to store Greeter</text:p>
      <text:p text:style-name="P4"><text:tab/> <text:s text:c="2"/>2. Do whatever's needed to setup / initialize </text:p>
      <text:p text:style-name="P4"><text:tab/> <text:s text:c="2"/>the memory to be Greeter.</text:p>
      <text:p text:style-name="P4"><text:tab/> <text:s text:c="2"/>3. return the address of the memory that was allocated.</text:p>
      <text:p text:style-name="P4"></text:p>
      <text:p text:style-name="P4"><text:tab/> <text:s text:c="2"/>The assignment stores the address in g. <text:s/></text:p>
      <text:p text:style-name="P4"/>
      <text:p text:style-name="P4">In Java all variables must be declared before use </text:p>
      <text:p text:style-name="P4">declarations specify the type of variables</text:p>
      <text:p text:style-name="P4"></text:p>
      <text:p text:style-name="P4">Local Variable - declared in a method</text:p>
      <text:p text:style-name="P4">It is created when a function is called and destroyed</text:p>
      <text:p text:style-name="P4">when a function exits and is only visible (usable) inside </text:p>
      <text:p text:style-name="P4">the method. </text:p>
      <text:p text:style-name="P4"></text:p>
      <text:p text:style-name="P4">private - can only be accessed from within the class its declared in </text:p>
      <text:p text:style-name="P4">public - can be accessed from pretty much anywhere</text:p>
      <text:p text:style-name="P4"></text:p>
      <text:p text:style-name="P4">we can gain access to private stuff by calling public methods that </text:p>
      <text:p text:style-name="P4">can access the private stuff</text:p>
      <text:p text:style-name="P4"></text:p>
      <text:p text:style-name="P4">String - a built in Java class like in Python. Strings are immutable. </text:p>
      <text:p text:style-name="P4"></text:p>
      <text:p text:style-name="P4">Attributes are instance variables.... kind of like turtle variables.</text:p>
      <text:p text:style-name="P1"/>
      <text:p text:style-name="P1"/>
      <text:p text:style-name="P3">09/17/14</text:p>
      <text:p text:style-name="P3"/>
      <text:p text:style-name="P1">Ctrl x 2 split window horizontally</text:p>
      <text:p text:style-name="P1">Ctrl x 3 split window vertically</text:p>
      <text:p text:style-name="P1">ctrl x o cycle between windows</text:p>
      <text:p text:style-name="P1">ctrl x 1 <text:s/>1 window </text:p>
      <text:p text:style-name="P1">c-x c-f </text:p>
      <text:p text:style-name="P1">ctab &gt; completes / lists completions </text:p>
      <text:p text:style-name="P1">c-g escape </text:p>
      <text:p text:style-name="P1">c-x b</text:p>
      <text:p text:style-name="P1"/>
      <text:p text:style-name="P2">Instance variables = declared in class but outside the methods (usually on the top)</text:p>
      <text:p text:style-name="P2">each Instance (object) of the class has its own copy of the instance variables</text:p>
      <text:p text:style-name="P2"/>
      <text:p text:style-name="P2">ex: greeter </text:p>
      <text:p text:style-name="P2">g1. greeting → “sup”</text:p>
      <text:p text:style-name="P2">g2.greeting → “hello world”</text:p>
      <text:p text:style-name="P2"/>
      <text:p text:style-name="P2">just like the turtle variables </text:p>
      <text:p text:style-name="P2">all turtles have their own color variable </text:p>
      <text:p text:style-name="P2">and each one can have a different color</text:p>
      <text:p text:style-name="P2"/>
      <text:p text:style-name="P4"><text:soft-page-break/>In java we almost never make instance variables public </text:p>
      <text:p text:style-name="P4">instead we write public “accessor methods” <text:s/>→ get and set </text:p>
      <text:h text:style-name="P5" text:outline-level="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7T09:02:00.859265880</meta:creation-date>
    <dc:date>2014-09-17T09:24:01.089323007</dc:date>
    <meta:editing-duration>PT6M46S</meta:editing-duration>
    <meta:editing-cycles>3</meta:editing-cycles>
    <meta:generator>LibreOffice/4.2.6.3$Linux_X86_64 LibreOffice_project/420m0$Build-3</meta:generator>
    <meta:document-statistic meta:table-count="0" meta:image-count="0" meta:object-count="0" meta:page-count="2" meta:paragraph-count="43" meta:word-count="259" meta:character-count="1508" meta:non-whitespace-character-count="1223"/>
  </office:meta>
</office:document-meta>
</file>